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Item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Item.setContent( byte [ ]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Item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Item.i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Item.getCopl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Item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Item.ContentItem( String url , boolean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Item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Item.ContentItem( CopletInstanceData cid , boolean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Item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Item.equalsItem( ContentItem c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